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0000001905FE90189697870A5.jpg" manifest:media-type="image/jpeg"/>
  <manifest:file-entry manifest:full-path="Pictures/100002010000013A00000063475FC4D6865CA9A8.png" manifest:media-type="image/png"/>
  <manifest:file-entry manifest:full-path="Pictures/10000000000004EC0000021F74C74FAEB9253C08.png" manifest:media-type="image/png"/>
  <manifest:file-entry manifest:full-path="Pictures/100002000000050000000165284FCEBB2E6F30E2.gif" manifest:media-type="image/gif"/>
  <manifest:file-entry manifest:full-path="Pictures/100002000000049D000001A25E94DC46BF1228D1.png" manifest:media-type="image/png"/>
  <manifest:file-entry manifest:full-path="Pictures/10000000000001D50000018AF6DEAC48CB35D019.jpg" manifest:media-type="image/jpeg"/>
  <manifest:file-entry manifest:full-path="Pictures/10000000000008230000012CC7C27FA856BF989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5.298cm" svg:x="1cm" svg:y="10.525cm">
          <draw:image xlink:href="Pictures/100002000000050000000165284FCEBB2E6F30E2.gif" xlink:type="simple" xlink:show="embed" xlink:actuate="onLoad">
            <text:p/>
          </draw:image>
        </draw:frame>
        <draw:frame draw:style-name="gr1" draw:text-style-name="P1" draw:layer="layout" svg:width="9.27cm" svg:height="2.921cm" svg:x="10.018cm" svg:y="16.621cm">
          <draw:image xlink:href="Pictures/100002010000013A00000063475FC4D6865CA9A8.png" xlink:type="simple" xlink:show="embed" xlink:actuate="onLoad">
            <text:p/>
          </draw:image>
        </draw:frame>
        <draw:frame draw:style-name="gr1" draw:text-style-name="P1" draw:layer="layout" svg:width="7.747cm" svg:height="3.338cm" svg:x="1cm" svg:y="16.24cm">
          <draw:image xlink:href="Pictures/10000000000004EC0000021F74C74FAEB9253C08.png" xlink:type="simple" xlink:show="embed" xlink:actuate="onLoad">
            <text:p/>
          </draw:image>
        </draw:frame>
        <draw:frame draw:style-name="gr1" draw:text-style-name="P1" draw:layer="layout" svg:width="18.999cm" svg:height="6.724cm" svg:x="1cm" svg:y="21.828cm">
          <draw:image xlink:href="Pictures/100002000000049D000001A25E94DC46BF1228D1.png" xlink:type="simple" xlink:show="embed" xlink:actuate="onLoad">
            <text:p/>
          </draw:image>
        </draw:frame>
        <draw:frame draw:style-name="gr1" draw:text-style-name="P1" draw:layer="layout" svg:width="7.256cm" svg:height="6.096cm" svg:x="1.127cm" svg:y="0.873cm">
          <draw:image xlink:href="Pictures/10000000000001D50000018AF6DEAC48CB35D019.jpg" xlink:type="simple" xlink:show="embed" xlink:actuate="onLoad">
            <text:p/>
          </draw:image>
        </draw:frame>
        <draw:frame draw:style-name="gr1" draw:text-style-name="P1" draw:layer="layout" svg:width="19.05cm" svg:height="2.735cm" svg:x="1cm" svg:y="7.223cm">
          <draw:image xlink:href="Pictures/10000000000008230000012CC7C27FA856BF9890.jpg" xlink:type="simple" xlink:show="embed" xlink:actuate="onLoad">
            <text:p/>
          </draw:image>
        </draw:frame>
        <draw:frame draw:style-name="gr1" draw:text-style-name="P1" draw:layer="layout" svg:width="6.518cm" svg:height="6.518cm" svg:x="13.319cm" svg:y="1.086cm">
          <draw:image xlink:href="Pictures/1000000000000190000001905FE90189697870A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6T11:25:06.057611689</meta:creation-date>
    <dc:date>2020-01-26T11:57:45.100962946</dc:date>
    <meta:editing-duration>PT22M28S</meta:editing-duration>
    <meta:editing-cycles>4</meta:editing-cycles>
    <meta:generator>LibreOffice/6.0.7.3$Linux_X86_64 LibreOffice_project/00m0$Build-3</meta:generator>
    <meta:document-statistic meta:object-count="7"/>
  </office:meta>
</office:document-meta>
</file>